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0.3673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270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  <style:text-properties fo:color="#dc23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00ff00" fo:border="0.06pt solid #000000"/>
    </style:style>
    <style:style style:name="ce7" style:family="table-cell" style:parent-style-name="Default">
      <style:table-cell-properties fo:background-color="#00ff00" fo:border="0.06pt solid #000000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dc2300" fo:font-weight="bold" style:font-weight-asian="bold" style:font-weight-complex="bold"/>
    </style:style>
    <style:style style:name="ce1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="0.06pt solid #000000"/>
      <style:text-properties fo:color="#dc23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Default"/>
        <table:table-column table:style-name="co4" table:number-columns-repeated="2" table:default-cell-style-name="ce4"/>
        <table:table-column table:style-name="co6" table:default-cell-style-name="ce4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4"/>
        <table:table-column table:style-name="co7" table:default-cell-style-name="Default"/>
        <table:table-column table:style-name="co5" table:number-columns-repeated="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Number</text:p>
          </table:table-cell>
          <table:table-cell table:style-name="ce1" office:value-type="string">
            <text:p>Engine size</text:p>
          </table:table-cell>
          <table:table-cell table:style-name="ce5" office:value-type="string">
            <text:p>Configuration</text:p>
          </table:table-cell>
          <table:table-cell table:style-name="ce1" office:value-type="string">
            <text:p>GCW</text:p>
          </table:table-cell>
          <table:table-cell table:style-name="ce8"/>
          <table:table-cell/>
          <table:table-cell table:style-name="ce8"/>
          <table:table-cell table:style-name="ce1" office:value-type="string">
            <text:p>Axle loading</text:p>
          </table:table-cell>
          <table:table-cell table:number-columns-repeated="3"/>
          <table:table-cell table:style-name="ce8"/>
          <table:table-cell table:style-name="ce1" office:value-type="string">
            <text:p>Axle loading</text:p>
          </table:table-cell>
          <table:table-cell table:number-columns-repeated="2"/>
          <table:table-cell table:style-name="ce8"/>
          <table:table-cell table:style-name="ce1" office:value-type="string">
            <text:p>Axle loading</text:p>
          </table:table-cell>
          <table:table-cell table:number-columns-repeated="3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8"/>
          <table:table-cell/>
          <table:table-cell table:style-name="ce1" office:value-type="float" office:value="1">
            <text:p>1</text:p>
          </table:table-cell>
          <table:table-cell table:style-name="ce1" table:formula="of:=7094+15340" office:value-type="float" office:value="22434">
            <text:p>22434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table:formula="of:=6080+12340" office:value-type="float" office:value="18420">
            <text:p>18420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table:formula="of:=6080+12000" office:value-type="float" office:value="18080">
            <text:p>18080</text:p>
          </table:table-cell>
          <table:table-cell table:number-columns-repeated="3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8"/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2100">
            <text:p>22100</text:p>
          </table:table-cell>
          <table:table-cell table:number-columns-repeated="3"/>
          <table:table-cell table:style-name="ce1" office:value-type="float" office:value="2">
            <text:p>2</text:p>
          </table:table-cell>
          <table:table-cell table:style-name="ce1" office:value-type="float" office:value="20100">
            <text:p>20100</text:p>
          </table:table-cell>
          <table:table-cell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15100">
            <text:p>15100</text:p>
          </table:table-cell>
          <table:table-cell table:number-columns-repeated="3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0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/>
          <table:table-cell table:style-name="ce1" office:value-type="float" office:value="3">
            <text:p>3</text:p>
          </table:table-cell>
          <table:table-cell table:style-name="ce1" office:value-type="float" office:value="10500">
            <text:p>10500</text:p>
          </table:table-cell>
          <table:table-cell table:number-columns-repeated="3"/>
          <table:table-cell table:style-name="ce1" office:value-type="float" office:value="3">
            <text:p>3</text:p>
          </table:table-cell>
          <table:table-cell table:style-name="ce1" office:value-type="float" office:value="8000">
            <text:p>8000</text:p>
          </table:table-cell>
          <table:table-cell table:number-columns-repeated="2"/>
          <table:table-cell table:style-name="ce1" office:value-type="float" office:value="3">
            <text:p>3</text:p>
          </table:table-cell>
          <table:table-cell table:style-name="ce1" office:value-type="float" office:value="7000">
            <text:p>7000</text:p>
          </table:table-cell>
          <table:table-cell table:number-columns-repeated="3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8"/>
          <table:table-cell/>
          <table:table-cell table:style-name="ce1" office:value-type="float" office:value="4">
            <text:p>4</text:p>
          </table:table-cell>
          <table:table-cell table:style-name="ce1" office:value-type="float" office:value="13480">
            <text:p>13480</text:p>
          </table:table-cell>
          <table:table-cell table:number-columns-repeated="3"/>
          <table:table-cell table:style-name="ce1" office:value-type="float" office:value="4">
            <text:p>4</text:p>
          </table:table-cell>
          <table:table-cell table:style-name="ce1" office:value-type="float" office:value="13480">
            <text:p>13480</text:p>
          </table:table-cell>
          <table:table-cell table:number-columns-repeated="2"/>
          <table:table-cell table:style-name="ce1" office:value-type="float" office:value="4">
            <text:p>4</text:p>
          </table:table-cell>
          <table:table-cell table:style-name="ce1" office:value-type="float" office:value="10000">
            <text:p>10000</text:p>
          </table:table-cell>
          <table:table-cell table:number-columns-repeated="3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2" office:value-type="string">
            <text:p>D13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8"/>
          <table:table-cell/>
          <table:table-cell table:style-name="ce8"/>
          <table:table-cell table:style-name="ce1" table:formula="of:=SUM([.H2:.H5])" office:value-type="float" office:value="68514">
            <text:p>68514</text:p>
          </table:table-cell>
          <table:table-cell table:number-columns-repeated="3"/>
          <table:table-cell table:style-name="ce8"/>
          <table:table-cell table:style-name="ce1" table:formula="of:=SUM([.M2:.M5])" office:value-type="float" office:value="60000">
            <text:p>60000</text:p>
          </table:table-cell>
          <table:table-cell table:number-columns-repeated="2"/>
          <table:table-cell table:style-name="ce8"/>
          <table:table-cell table:style-name="ce1" table:formula="of:=SUM([.Q2:.Q5])" office:value-type="float" office:value="50180">
            <text:p>50180</text:p>
          </table:table-cell>
          <table:table-cell table:number-columns-repeated="3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string">
            <text:p>D13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8"/>
          <table:table-cell table:number-columns-repeated="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0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9" office:value-type="string" table:number-columns-spanned="2" table:number-rows-spanned="1">
            <text:p>Increasing no. of axles</text:p>
          </table:table-cell>
          <table:covered-table-cell table:style-name="ce5"/>
          <table:table-cell/>
          <table:table-cell table:style-name="ce9" office:value-type="string" table:number-columns-spanned="2" table:number-rows-spanned="1">
            <text:p>Axle load</text:p>
          </table:table-cell>
          <table:covered-table-cell table:style-name="ce5"/>
          <table:table-cell table:number-columns-repeated="2"/>
          <table:table-cell table:style-name="ce9" office:value-type="string" table:number-columns-spanned="2" table:number-rows-spanned="1">
            <text:p>Engine downsizing</text:p>
          </table:table-cell>
          <table:covered-table-cell table:style-name="ce5"/>
          <table:table-cell/>
          <table:table-cell table:style-name="ce8"/>
          <table:table-cell table:style-name="ce1" office:value-type="string">
            <text:p>Axle loading</text:p>
          </table:table-cell>
          <table:table-cell table:number-columns-repeated="3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string">
            <text:p>D13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8"/>
          <table:table-cell table:style-name="ce5" office:value-type="string">
            <text:p>3,15,51,87, 99,135</text:p>
          </table:table-cell>
          <table:table-cell table:style-name="ce5" office:value-type="string">
            <text:p>D11</text:p>
          </table:table-cell>
          <table:table-cell/>
          <table:table-cell table:style-name="ce5" office:value-type="string">
            <text:p>15,27,39</text:p>
          </table:table-cell>
          <table:table-cell table:style-name="ce5" office:value-type="string">
            <text:p>D11</text:p>
          </table:table-cell>
          <table:table-cell table:number-columns-repeated="2"/>
          <table:table-cell table:style-name="ce5" office:value-type="string">
            <text:p>87,91,95</text:p>
          </table:table-cell>
          <table:table-cell table:style-name="ce5" office:value-type="string">
            <text:p>011-010-01-001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formula="of:=7094+15340" office:value-type="float" office:value="22434">
            <text:p>22434</text:p>
          </table:table-cell>
          <table:table-cell table:number-columns-repeated="3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string">
            <text:p>D16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8"/>
          <table:table-cell table:style-name="ce5" office:value-type="string">
            <text:p>7,19,55,91,103,139</text:p>
          </table:table-cell>
          <table:table-cell table:style-name="ce5" office:value-type="string">
            <text:p>D13</text:p>
          </table:table-cell>
          <table:table-cell/>
          <table:table-cell table:style-name="ce5" office:value-type="string">
            <text:p>19,31,43</text:p>
          </table:table-cell>
          <table:table-cell table:style-name="ce5" office:value-type="string">
            <text:p>D13</text:p>
          </table:table-cell>
          <table:table-cell table:number-columns-repeated="2"/>
          <table:table-cell table:style-name="ce9" office:value-type="string" table:number-columns-spanned="2" table:number-rows-spanned="1">
            <text:p>Buffer size</text:p>
          </table:table-cell>
          <table:covered-table-cell table:style-name="ce5"/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2400">
            <text:p>22400</text:p>
          </table:table-cell>
          <table:table-cell table:number-columns-repeated="3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 office:value-type="string">
            <text:p>D16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8"/>
          <table:table-cell table:style-name="ce5" office:value-type="string">
            <text:p>11,23,59,95,107,143</text:p>
          </table:table-cell>
          <table:table-cell table:style-name="ce5" office:value-type="string">
            <text:p>D16</text:p>
          </table:table-cell>
          <table:table-cell/>
          <table:table-cell table:style-name="ce5" office:value-type="string">
            <text:p>23,35,47</text:p>
          </table:table-cell>
          <table:table-cell table:style-name="ce5" office:value-type="string">
            <text:p>D16</text:p>
          </table:table-cell>
          <table:table-cell table:number-columns-repeated="2"/>
          <table:table-cell table:style-name="ce5" office:value-type="string">
            <text:p>172, 173, 174</text:p>
          </table:table-cell>
          <table:table-cell table:style-name="ce5" office:value-type="string">
            <text:p>011-010-01-001</text:p>
          </table:table-cell>
          <table:table-cell/>
          <table:table-cell table:style-name="ce1" office:value-type="float" office:value="3">
            <text:p>3</text:p>
          </table:table-cell>
          <table:table-cell table:style-name="ce1" office:value-type="float" office:value="12500">
            <text:p>12500</text:p>
          </table:table-cell>
          <table:table-cell table:number-columns-repeated="3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0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number-columns-repeated="10"/>
          <table:table-cell table:style-name="ce1" office:value-type="float" office:value="4">
            <text:p>4</text:p>
          </table:table-cell>
          <table:table-cell table:style-name="ce1" office:value-type="float" office:value="22400">
            <text:p>22400</text:p>
          </table:table-cell>
          <table:table-cell table:number-columns-repeated="3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2" office:value-type="string">
            <text:p>D16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8"/>
          <table:table-cell table:number-columns-repeated="10"/>
          <table:table-cell table:style-name="ce8"/>
          <table:table-cell table:style-name="ce1" table:formula="of:=SUM([.Q9:.Q12])" office:value-type="float" office:value="79734">
            <text:p>79734</text:p>
          </table:table-cell>
          <table:table-cell table:number-columns-repeated="3"/>
        </table:table-row>
        <table:table-row table:style-name="ro3">
          <table:table-cell table:number-columns-repeated="20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10-00-000</text:p>
          </table:table-cell>
          <table:table-cell table:style-name="ce2" office:value-type="float" office:value="50">
            <text:p>50</text:p>
          </table:table-cell>
          <table:table-cell table:style-name="ce8"/>
          <table:table-cell table:style-name="ce1" office:value-type="float" office:value="25">
            <text:p>25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37">
            <text:p>37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50">
            <text:p>50</text:p>
          </table:table-cell>
          <table:table-cell/>
          <table:table-cell table:style-name="ce13" office:value-type="string" table:number-columns-spanned="1" table:number-rows-spanned="12">
            <text:p>Can be used to show the effect of axle loading 7366 (FST) 5250(DL) 4493 (SST)</text:p>
          </table:table-cell>
          <table:table-cell table:number-columns-repeated="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10-00-000</text:p>
          </table:table-cell>
          <table:table-cell table:style-name="ce2" office:value-type="float" office:value="60">
            <text:p>60</text:p>
          </table:table-cell>
          <table:table-cell table:style-name="ce8"/>
          <table:table-cell table:style-name="ce1" office:value-type="float" office:value="26">
            <text:p>2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38">
            <text:p>3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27">
            <text:p>27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00-1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39">
            <text:p>39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00-00-100</text:p>
          </table:table-cell>
          <table:table-cell table:style-name="ce3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10-00-000</text:p>
          </table:table-cell>
          <table:table-cell table:style-name="ce2" office:value-type="float" office:value="80">
            <text:p>80</text:p>
          </table:table-cell>
          <table:table-cell table:style-name="ce8"/>
          <table:table-cell table:style-name="ce1" office:value-type="float" office:value="28">
            <text:p>2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40">
            <text:p>4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29">
            <text:p>29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41">
            <text:p>41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50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30">
            <text:p>3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42">
            <text:p>4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31">
            <text:p>31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00-1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43">
            <text:p>43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00-00-100</text:p>
          </table:table-cell>
          <table:table-cell table:style-name="ce3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32">
            <text:p>3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44">
            <text:p>4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33">
            <text:p>33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45">
            <text:p>45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50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34">
            <text:p>3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46">
            <text:p>4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35">
            <text:p>35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00-1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47">
            <text:p>47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00-00-100</text:p>
          </table:table-cell>
          <table:table-cell table:style-name="ce3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36">
            <text:p>3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48">
            <text:p>4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49">
            <text:p>49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61">
            <text:p>61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73">
            <text:p>73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50">
            <text:p>50</text:p>
          </table:table-cell>
          <table:table-cell/>
          <table:table-cell table:style-name="ce13" office:value-type="string" table:number-columns-spanned="1" table:number-rows-spanned="12">
            <text:p>Can be used to show the effect of axle loading 7366 (FST) 5250(DL) 4493 (SST)</text:p>
          </table:table-cell>
          <table:table-cell table:number-columns-repeated="4"/>
        </table:table-row>
        <table:table-row table:style-name="ro3">
          <table:table-cell table:style-name="ce1" office:value-type="float" office:value="50">
            <text:p>5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62">
            <text:p>62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74">
            <text:p>74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01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10" office:value-type="float" office:value="63">
            <text:p>63</text:p>
          </table:table-cell>
          <table:table-cell table:style-name="ce10" office:value-type="string">
            <text:p>D11</text:p>
          </table:table-cell>
          <table:table-cell table:style-name="ce12" office:value-type="string">
            <text:p>011-010-00-001</text:p>
          </table:table-cell>
          <table:table-cell table:style-name="ce10" office:value-type="float" office:value="70">
            <text:p>70</text:p>
          </table:table-cell>
          <table:table-cell table:style-name="ce8"/>
          <table:table-cell table:style-name="ce10" office:value-type="float" office:value="75">
            <text:p>75</text:p>
          </table:table-cell>
          <table:table-cell table:style-name="ce10" office:value-type="string">
            <text:p>D11</text:p>
          </table:table-cell>
          <table:table-cell table:style-name="ce12" office:value-type="string">
            <text:p>011-000-01-001</text:p>
          </table:table-cell>
          <table:table-cell table:style-name="ce10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2">
            <text:p>52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64">
            <text:p>64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76">
            <text:p>76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3">
            <text:p>53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65">
            <text:p>65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77">
            <text:p>77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50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4">
            <text:p>5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66">
            <text:p>66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78">
            <text:p>78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10" office:value-type="float" office:value="67">
            <text:p>67</text:p>
          </table:table-cell>
          <table:table-cell table:style-name="ce10" office:value-type="string">
            <text:p>D13</text:p>
          </table:table-cell>
          <table:table-cell table:style-name="ce12" office:value-type="string">
            <text:p>011-010-00-001</text:p>
          </table:table-cell>
          <table:table-cell table:style-name="ce10" office:value-type="float" office:value="70">
            <text:p>70</text:p>
          </table:table-cell>
          <table:table-cell table:style-name="ce8"/>
          <table:table-cell table:style-name="ce10" office:value-type="float" office:value="79">
            <text:p>79</text:p>
          </table:table-cell>
          <table:table-cell table:style-name="ce10" office:value-type="string">
            <text:p>D13</text:p>
          </table:table-cell>
          <table:table-cell table:style-name="ce12" office:value-type="string">
            <text:p>011-000-01-001</text:p>
          </table:table-cell>
          <table:table-cell table:style-name="ce10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6">
            <text:p>56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68">
            <text:p>68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80">
            <text:p>80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7">
            <text:p>57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69">
            <text:p>69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81">
            <text:p>81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50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8">
            <text:p>5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70">
            <text:p>70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82">
            <text:p>82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01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10" office:value-type="float" office:value="71">
            <text:p>71</text:p>
          </table:table-cell>
          <table:table-cell table:style-name="ce10" office:value-type="string">
            <text:p>D16</text:p>
          </table:table-cell>
          <table:table-cell table:style-name="ce12" office:value-type="string">
            <text:p>011-010-00-001</text:p>
          </table:table-cell>
          <table:table-cell table:style-name="ce10" office:value-type="float" office:value="70">
            <text:p>70</text:p>
          </table:table-cell>
          <table:table-cell table:style-name="ce8"/>
          <table:table-cell table:style-name="ce10" office:value-type="float" office:value="83">
            <text:p>83</text:p>
          </table:table-cell>
          <table:table-cell table:style-name="ce10" office:value-type="string">
            <text:p>D16</text:p>
          </table:table-cell>
          <table:table-cell table:style-name="ce12" office:value-type="string">
            <text:p>011-000-01-001</text:p>
          </table:table-cell>
          <table:table-cell table:style-name="ce10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60">
            <text:p>60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72">
            <text:p>72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84">
            <text:p>84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85">
            <text:p>85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33">
            <text:p>133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50">
            <text:p>50</text:p>
          </table:table-cell>
          <table:table-cell/>
          <table:table-cell table:style-name="ce1" office:value-type="float" office:value="133">
            <text:p>133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86">
            <text:p>8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34">
            <text:p>134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60">
            <text:p>60</text:p>
          </table:table-cell>
          <table:table-cell/>
          <table:table-cell table:style-name="ce1" office:value-type="float" office:value="134">
            <text:p>134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35">
            <text:p>135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1-11-011</text:p>
          </table:table-cell>
          <table:table-cell table:style-name="ce3" office:value-type="float" office:value="70">
            <text:p>70</text:p>
          </table:table-cell>
          <table:table-cell/>
          <table:table-cell table:style-name="ce3" office:value-type="float" office:value="135">
            <text:p>135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88">
            <text:p>8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36">
            <text:p>13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80">
            <text:p>80</text:p>
          </table:table-cell>
          <table:table-cell/>
          <table:table-cell table:style-name="ce1" office:value-type="float" office:value="136">
            <text:p>13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89">
            <text:p>89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37">
            <text:p>137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50">
            <text:p>50</text:p>
          </table:table-cell>
          <table:table-cell/>
          <table:table-cell table:style-name="ce1" office:value-type="float" office:value="137">
            <text:p>137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90">
            <text:p>9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38">
            <text:p>138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60">
            <text:p>60</text:p>
          </table:table-cell>
          <table:table-cell/>
          <table:table-cell table:style-name="ce1" office:value-type="float" office:value="138">
            <text:p>138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39">
            <text:p>13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1-11-011</text:p>
          </table:table-cell>
          <table:table-cell table:style-name="ce3" office:value-type="float" office:value="70">
            <text:p>70</text:p>
          </table:table-cell>
          <table:table-cell/>
          <table:table-cell table:style-name="ce3" office:value-type="float" office:value="139">
            <text:p>13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92">
            <text:p>9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40">
            <text:p>14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80">
            <text:p>80</text:p>
          </table:table-cell>
          <table:table-cell/>
          <table:table-cell table:style-name="ce1" office:value-type="float" office:value="140">
            <text:p>14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93">
            <text:p>93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41">
            <text:p>141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50">
            <text:p>50</text:p>
          </table:table-cell>
          <table:table-cell/>
          <table:table-cell table:style-name="ce1" office:value-type="float" office:value="141">
            <text:p>141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94">
            <text:p>9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42">
            <text:p>142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60">
            <text:p>60</text:p>
          </table:table-cell>
          <table:table-cell/>
          <table:table-cell table:style-name="ce1" office:value-type="float" office:value="142">
            <text:p>142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43">
            <text:p>143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1-11-011</text:p>
          </table:table-cell>
          <table:table-cell table:style-name="ce3" office:value-type="float" office:value="70">
            <text:p>70</text:p>
          </table:table-cell>
          <table:table-cell/>
          <table:table-cell table:style-name="ce3" office:value-type="float" office:value="143">
            <text:p>143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96">
            <text:p>9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44">
            <text:p>14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80">
            <text:p>80</text:p>
          </table:table-cell>
          <table:table-cell/>
          <table:table-cell table:style-name="ce1" office:value-type="float" office:value="144">
            <text:p>14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97">
            <text:p>97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09">
            <text:p>109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21">
            <text:p>121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98">
            <text:p>9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10">
            <text:p>11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22">
            <text:p>122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1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11">
            <text:p>111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23">
            <text:p>123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00">
            <text:p>10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12">
            <text:p>112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24">
            <text:p>124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01">
            <text:p>101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13">
            <text:p>113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25">
            <text:p>125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02">
            <text:p>10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14">
            <text:p>11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26">
            <text:p>126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1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15">
            <text:p>115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27">
            <text:p>127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04">
            <text:p>10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16">
            <text:p>116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28">
            <text:p>128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05">
            <text:p>105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17">
            <text:p>117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29">
            <text:p>129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06">
            <text:p>10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18">
            <text:p>11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30">
            <text:p>130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1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19">
            <text:p>119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31">
            <text:p>131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08">
            <text:p>10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20">
            <text:p>120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32">
            <text:p>132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133">
            <text:p>133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45">
            <text:p>145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57">
            <text:p>157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34">
            <text:p>134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46">
            <text:p>14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58">
            <text:p>15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35">
            <text:p>135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1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47">
            <text:p>147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11-01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59">
            <text:p>159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1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36">
            <text:p>13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48">
            <text:p>14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60">
            <text:p>16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37">
            <text:p>137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49">
            <text:p>149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61">
            <text:p>161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38">
            <text:p>138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50">
            <text:p>15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62">
            <text:p>16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39">
            <text:p>13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1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51">
            <text:p>151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11-01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63">
            <text:p>163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1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40">
            <text:p>14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52">
            <text:p>15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64">
            <text:p>16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41">
            <text:p>141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53">
            <text:p>153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65">
            <text:p>165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42">
            <text:p>142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54">
            <text:p>15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66">
            <text:p>16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43">
            <text:p>143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1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55">
            <text:p>155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11-01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67">
            <text:p>167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1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44">
            <text:p>14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56">
            <text:p>15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68">
            <text:p>16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number-columns-repeated="20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ce3" office:value-type="float" office:value="169">
            <text:p>16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M1</text:p>
          </table:table-cell>
          <table:table-cell table:number-columns-repeated="15"/>
        </table:table-row>
        <table:table-row table:style-name="ro3">
          <table:table-cell table:style-name="ce3" table:formula="of:=[.A81]+1" office:value-type="float" office:value="170">
            <text:p>170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M2</text:p>
          </table:table-cell>
          <table:table-cell table:number-columns-repeated="15"/>
        </table:table-row>
        <table:table-row table:style-name="ro3">
          <table:table-cell table:style-name="ce3" table:formula="of:=[.A82]+1" office:value-type="float" office:value="171">
            <text:p>171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M3</text:p>
          </table:table-cell>
          <table:table-cell table:number-columns-repeated="15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ce3" table:formula="of:=[.A83]+1" office:value-type="float" office:value="172">
            <text:p>172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number-columns-repeated="15"/>
        </table:table-row>
        <table:table-row table:style-name="ro3">
          <table:table-cell table:style-name="ce3" table:formula="of:=[.A85]+1" office:value-type="float" office:value="173">
            <text:p>173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2</text:p>
          </table:table-cell>
          <table:table-cell table:number-columns-repeated="15"/>
        </table:table-row>
        <table:table-row table:style-name="ro3">
          <table:table-cell table:style-name="ce3" table:formula="of:=[.A86]+1" office:value-type="float" office:value="174">
            <text:p>174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3</text:p>
          </table:table-cell>
          <table:table-cell table:number-columns-repeated="15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4">
          <table:table-cell table:style-name="ce3" table:formula="of:=[.A87]+1" office:value-type="float" office:value="175">
            <text:p>175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SoC Limit 0.5</text:p>
          </table:table-cell>
          <table:table-cell table:number-columns-repeated="14"/>
        </table:table-row>
        <table:table-row table:style-name="ro4">
          <table:table-cell table:style-name="ce3" table:formula="of:=[.A89]+1" office:value-type="float" office:value="176">
            <text:p>176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SoC Limit 0.3</text:p>
          </table:table-cell>
          <table:table-cell table:number-columns-repeated="14"/>
        </table:table-row>
        <table:table-row table:style-name="ro4">
          <table:table-cell table:style-name="ce3" table:formula="of:=[.A90]+1" office:value-type="float" office:value="177">
            <text:p>177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SoC Limit 0.1</text:p>
          </table:table-cell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3">
          <table:table-cell table:style-name="ce3" table:formula="of:=[.A91]+1" office:value-type="float" office:value="178">
            <text:p>178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number-columns-repeated="15"/>
        </table:table-row>
        <table:table-row table:style-name="ro3">
          <table:table-cell table:style-name="ce3" table:formula="of:=[.A93]+1" office:value-type="float" office:value="179">
            <text:p>17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number-columns-repeated="15"/>
        </table:table-row>
        <table:table-row table:style-name="ro3">
          <table:table-cell table:style-name="ce3" table:formula="of:=[.A94]+1" office:value-type="float" office:value="180">
            <text:p>180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number-columns-repeated="15"/>
        </table:table-row>
        <table:table-row table:style-name="ro3" table:number-rows-repeated="3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ce3" office:value-type="float" office:value="181">
            <text:p>181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11" office:value-type="string">
            <text:p>New EMS</text:p>
          </table:table-cell>
          <table:table-cell table:number-columns-repeated="14"/>
        </table:table-row>
        <table:table-row table:style-name="ro3" table:number-rows-repeated="5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20"/>
        </table:table-row>
        <table:table-row table:style-name="ro3" table:number-rows-repeated="12"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20"/>
        </table:table-row>
        <table:table-row table:style-name="ro3" table:number-rows-repeated="12"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3" table:number-rows-repeated="1048445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Venkataraman</meta:initial-creator>
    <meta:creation-date>2014-07-15T13:53:53</meta:creation-date>
    <dc:date>2014-07-24T13:46:10</dc:date>
    <dc:creator>Karthik Venkataraman</dc:creator>
    <meta:editing-duration>P1DT6H51M31S</meta:editing-duration>
    <meta:editing-cycles>61</meta:editing-cycles>
    <meta:generator>LibreOffice/3.5$Linux_X86_64 LibreOffice_project/350m1$Build-2</meta:generator>
    <meta:document-statistic meta:table-count="3" meta:cell-count="903" meta:object-count="0"/>
  </office:meta>
</office:document-meta>
</file>